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f848" officeooo:paragraph-rsid="001ef848"/>
    </style:style>
    <style:style style:name="P2" style:family="paragraph" style:parent-style-name="Standard">
      <style:text-properties officeooo:rsid="002067d8" officeooo:paragraph-rsid="002067d8"/>
    </style:style>
    <style:style style:name="P3" style:family="paragraph" style:parent-style-name="Standard">
      <style:text-properties officeooo:rsid="002067d8" officeooo:paragraph-rsid="0024a286"/>
    </style:style>
    <style:style style:name="P4" style:family="paragraph" style:parent-style-name="Standard">
      <style:text-properties officeooo:rsid="002067d8" officeooo:paragraph-rsid="00299c77"/>
    </style:style>
    <style:style style:name="P5" style:family="paragraph" style:parent-style-name="Standard">
      <style:text-properties officeooo:rsid="00247bba" officeooo:paragraph-rsid="00247bba"/>
    </style:style>
    <style:style style:name="P6" style:family="paragraph" style:parent-style-name="Standard">
      <style:text-properties officeooo:rsid="00247bba" officeooo:paragraph-rsid="00255120"/>
    </style:style>
    <style:style style:name="P7" style:family="paragraph" style:parent-style-name="Standard">
      <style:text-properties officeooo:rsid="00247bba" officeooo:paragraph-rsid="002067d8"/>
    </style:style>
    <style:style style:name="P8" style:family="paragraph" style:parent-style-name="Standard">
      <style:text-properties officeooo:rsid="00247bba" officeooo:paragraph-rsid="003b7f22"/>
    </style:style>
    <style:style style:name="P9" style:family="paragraph" style:parent-style-name="Standard">
      <style:text-properties officeooo:rsid="00247bba" officeooo:paragraph-rsid="00483af6"/>
    </style:style>
    <style:style style:name="P10" style:family="paragraph" style:parent-style-name="Standard">
      <style:text-properties fo:font-weight="bold" officeooo:rsid="002067d8" officeooo:paragraph-rsid="0036234c" style:font-weight-asian="bold" style:font-weight-complex="bold"/>
    </style:style>
    <style:style style:name="P11" style:family="paragraph" style:parent-style-name="Standard">
      <style:text-properties fo:font-weight="bold" officeooo:rsid="001ef848" officeooo:paragraph-rsid="001ef848" style:font-weight-asian="bold" style:font-weight-complex="bold"/>
    </style:style>
    <style:style style:name="P12" style:family="paragraph" style:parent-style-name="Standard">
      <style:text-properties officeooo:rsid="00255120" officeooo:paragraph-rsid="00255120"/>
    </style:style>
    <style:style style:name="P13" style:family="paragraph" style:parent-style-name="Standard">
      <style:text-properties officeooo:rsid="00255120" officeooo:paragraph-rsid="0036234c"/>
    </style:style>
    <style:style style:name="P14" style:family="paragraph" style:parent-style-name="Standard">
      <style:text-properties officeooo:rsid="0025b6ba" officeooo:paragraph-rsid="0025b6ba"/>
    </style:style>
    <style:style style:name="P15" style:family="paragraph" style:parent-style-name="Standard">
      <style:text-properties fo:font-weight="normal" officeooo:rsid="002067d8" officeooo:paragraph-rsid="00255120" style:font-weight-asian="normal" style:font-weight-complex="normal"/>
    </style:style>
    <style:style style:name="P16" style:family="paragraph" style:parent-style-name="Standard">
      <style:text-properties fo:font-weight="normal" officeooo:rsid="0025b6ba" officeooo:paragraph-rsid="0025b6ba" style:font-weight-asian="normal" style:font-weight-complex="normal"/>
    </style:style>
    <style:style style:name="P17" style:family="paragraph" style:parent-style-name="Standard">
      <style:text-properties fo:font-weight="normal" officeooo:rsid="0036234c" officeooo:paragraph-rsid="0036c152" style:font-weight-asian="normal" style:font-weight-complex="normal"/>
    </style:style>
    <style:style style:name="P18" style:family="paragraph" style:parent-style-name="Standard">
      <style:text-properties officeooo:rsid="00299c77" officeooo:paragraph-rsid="00299c77"/>
    </style:style>
    <style:style style:name="P19" style:family="paragraph" style:parent-style-name="Standard">
      <style:text-properties officeooo:rsid="003695e6" officeooo:paragraph-rsid="003695e6"/>
    </style:style>
    <style:style style:name="P20" style:family="paragraph" style:parent-style-name="Standard">
      <style:text-properties style:font-name="Courier" fo:font-weight="bold" officeooo:rsid="002067d8" officeooo:paragraph-rsid="0036c152" style:font-weight-asian="bold" style:font-weight-complex="bold"/>
    </style:style>
    <style:style style:name="P21" style:family="paragraph" style:parent-style-name="Standard">
      <style:text-properties style:font-name="Courier" fo:font-weight="normal" officeooo:rsid="0036234c" officeooo:paragraph-rsid="0036c152" style:font-weight-asian="normal" style:font-weight-complex="normal"/>
    </style:style>
    <style:style style:name="P22" style:family="paragraph" style:parent-style-name="Standard">
      <style:text-properties style:font-name="Courier" officeooo:rsid="00413a6e" officeooo:paragraph-rsid="00413a6e"/>
    </style:style>
    <style:style style:name="P23" style:family="paragraph" style:parent-style-name="Standard">
      <style:text-properties style:font-name="Courier" officeooo:rsid="00444361" officeooo:paragraph-rsid="00425bb7"/>
    </style:style>
    <style:style style:name="P24" style:family="paragraph" style:parent-style-name="Standard">
      <style:text-properties officeooo:rsid="003f58f2" officeooo:paragraph-rsid="003f58f2"/>
    </style:style>
    <style:style style:name="P25" style:family="paragraph" style:parent-style-name="Standard">
      <style:text-properties officeooo:rsid="00413a6e" officeooo:paragraph-rsid="00413a6e"/>
    </style:style>
    <style:style style:name="P26" style:family="paragraph" style:parent-style-name="Standard">
      <style:text-properties style:font-name="Courier" officeooo:rsid="004948d1" officeooo:paragraph-rsid="004948d1"/>
    </style:style>
    <style:style style:name="P27" style:family="paragraph" style:parent-style-name="Standard">
      <style:text-properties officeooo:rsid="002067d8" officeooo:paragraph-rsid="00255120"/>
    </style:style>
    <style:style style:name="P28" style:family="paragraph" style:parent-style-name="Standard">
      <style:text-properties officeooo:rsid="004a55e9" officeooo:paragraph-rsid="004a55e9"/>
    </style:style>
    <style:style style:name="P29" style:family="paragraph" style:parent-style-name="Text_20_body">
      <style:text-properties officeooo:rsid="004b08a8" officeooo:paragraph-rsid="004b08a8"/>
    </style:style>
    <style:style style:name="P30" style:family="paragraph" style:parent-style-name="Text_20_body">
      <style:text-properties officeooo:rsid="004b08a8" officeooo:paragraph-rsid="004b6438"/>
    </style:style>
    <style:style style:name="T1" style:family="text">
      <style:text-properties officeooo:rsid="002232ac"/>
    </style:style>
    <style:style style:name="T2" style:family="text">
      <style:text-properties officeooo:rsid="00247bba"/>
    </style:style>
    <style:style style:name="T3" style:family="text">
      <style:text-properties officeooo:rsid="0024a286"/>
    </style:style>
    <style:style style:name="T4" style:family="text">
      <style:text-properties officeooo:rsid="0025512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55120" style:font-weight-asian="normal" style:font-weight-complex="normal"/>
    </style:style>
    <style:style style:name="T7" style:family="text">
      <style:text-properties fo:font-weight="normal" officeooo:rsid="002067d8" style:font-weight-asian="normal" style:font-weight-complex="normal"/>
    </style:style>
    <style:style style:name="T8" style:family="text">
      <style:text-properties fo:font-weight="normal" officeooo:rsid="0025a784" style:font-weight-asian="normal" style:font-weight-complex="normal"/>
    </style:style>
    <style:style style:name="T9" style:family="text">
      <style:text-properties fo:font-weight="normal" officeooo:rsid="0036234c" style:font-weight-asian="normal" style:font-weight-complex="normal"/>
    </style:style>
    <style:style style:name="T10" style:family="text">
      <style:text-properties fo:font-weight="normal" officeooo:rsid="0037dced" style:font-weight-asian="normal" style:font-weight-complex="normal"/>
    </style:style>
    <style:style style:name="T11" style:family="text">
      <style:text-properties fo:font-weight="normal" officeooo:rsid="003f58f2" style:font-weight-asian="normal" style:font-weight-complex="normal"/>
    </style:style>
    <style:style style:name="T12" style:family="text">
      <style:text-properties fo:font-weight="normal" officeooo:rsid="004a55e9" style:font-weight-asian="normal" style:font-weight-complex="normal"/>
    </style:style>
    <style:style style:name="T13" style:family="text">
      <style:text-properties officeooo:rsid="00299c77"/>
    </style:style>
    <style:style style:name="T14" style:family="text">
      <style:text-properties officeooo:rsid="002e7be7"/>
    </style:style>
    <style:style style:name="T15" style:family="text">
      <style:text-properties officeooo:rsid="0033280f"/>
    </style:style>
    <style:style style:name="T16" style:family="text">
      <style:text-properties officeooo:rsid="0036234c"/>
    </style:style>
    <style:style style:name="T17" style:family="text">
      <style:text-properties officeooo:rsid="003b7f22"/>
    </style:style>
    <style:style style:name="T18" style:family="text">
      <style:text-properties officeooo:rsid="003f58f2"/>
    </style:style>
    <style:style style:name="T19" style:family="text">
      <style:text-properties officeooo:rsid="00413a6e"/>
    </style:style>
    <style:style style:name="T20" style:family="text">
      <style:text-properties style:font-name="Courier"/>
    </style:style>
    <style:style style:name="T21" style:family="text">
      <style:text-properties officeooo:rsid="004141f6"/>
    </style:style>
    <style:style style:name="T22" style:family="text">
      <style:text-properties officeooo:rsid="00483af6"/>
    </style:style>
    <style:style style:name="T23" style:family="text">
      <style:text-properties officeooo:rsid="004b64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Schicht: <text:tab/>RS 485, mit Datenhorchen</text:p>
      <text:p text:style-name="P1">2. Schicht: <text:tab/>Verschlüsselung, <text:s/>Checksumme</text:p>
      <text:p text:style-name="P1"><text:tab/><text:tab/>Collision Detection</text:p>
      <text:p text:style-name="P1"/>
      <text:p text:style-name="P11"><text:span text:style-name="T16">#PLLHxxxxx</text:span>xxxxxxxxx<text:span text:style-name="T5">CCCC</text:span><text:span text:style-name="T9">\r\n---</text:span></text:p>
      <text:p text:style-name="P1"/>
      <text:p text:style-name="P18">P: Priorität</text:p>
      <text:p text:style-name="P18">LL: Länge als Hex-Zahl</text:p>
      <text:p text:style-name="P2"><text:span text:style-name="T2">H</text:span>: <text:span text:style-name="T2">Header 01xtccVV</text:span></text:p>
      <text:p text:style-name="P2"><text:tab/><text:span text:style-name="T2">VV:</text:span></text:p>
      <text:p text:style-name="P2"><text:tab/><text:tab/>„<text:span text:style-name="T3">2</text:span>“: AES 256 </text:p>
      <text:p text:style-name="P2"><text:tab/><text:tab/>„0“: keine</text:p>
      <text:p text:style-name="P2"><text:tab/><text:span text:style-name="T13">t:<text:tab/>„0“: keine Transportverschlüsselung</text:span></text:p>
      <text:p text:style-name="P4"><text:tab/><text:tab/>„<text:span text:style-name="T13">16“: mit Transportverschlüsselung (hZZQQ sind verschlüsselt)</text:span></text:p>
      <text:p text:style-name="P2"><text:tab/><text:span text:style-name="T2">cc: Art der Checksumme</text:span></text:p>
      <text:p text:style-name="P3"><text:tab/><text:tab/>„<text:span text:style-name="T4">4</text:span>“: <text:span text:style-name="T3">xxx</text:span></text:p>
      <text:p text:style-name="P3"><text:tab/><text:tab/>„0“: keine</text:p>
      <text:p text:style-name="P3">CCCC: Checksumme</text:p>
      <text:p text:style-name="P1"/>
      <text:p text:style-name="P2">3. Schicht</text:p>
      <text:p text:style-name="P2"/>
      <text:p text:style-name="P10"><text:span text:style-name="T16">#PLLH</text:span><text:span text:style-name="T5">ZZ</text:span>QQxxxxxxxxxx<text:span text:style-name="T5">CCCC</text:span><text:span text:style-name="T9">\r\n---</text:span></text:p>
      <text:p text:style-name="P7"/>
      <text:p text:style-name="P4">ZZ: Ziel <text:span text:style-name="T14">(=“BR“ → Broadcast)</text:span></text:p>
      <text:p text:style-name="P4">QQ: Quelle</text:p>
      <text:p text:style-name="P2"/>
      <text:p text:style-name="P2"/>
      <text:p text:style-name="P2">4. Schicht</text:p>
      <text:p text:style-name="P2"/>
      <text:p text:style-name="P10"><text:span text:style-name="T16">#PLLH</text:span><text:span text:style-name="T5">ZZ</text:span>QQ<text:span text:style-name="T4">K</text:span><text:span text:style-name="T5">F</text:span><text:span text:style-name="T12">A</text:span><text:span text:style-name="T6">J</text:span><text:span text:style-name="T5">D</text:span><text:span text:style-name="T1">x</text:span>xxxxxx<text:span text:style-name="T15">&lt;</text:span><text:span text:style-name="T5">CCCC</text:span><text:span text:style-name="T9">\r\n---</text:span></text:p>
      <text:p text:style-name="P17"/>
      <text:p text:style-name="P5"><text:span text:style-name="T4">K</text:span>:Header</text:p>
      <text:p text:style-name="P5"><text:tab/>‚<text:span text:style-name="T4">I‘: Info (F,J und D entfallen, xxxxx&lt; ist ASCII-Text)</text:span></text:p>
      <text:p text:style-name="P8"><text:tab/>‚<text:span text:style-name="T17">W‘: Warnung (F,J und D entfallen, xxxxx&lt; ist ASCII-Text)</text:span></text:p>
      <text:p text:style-name="P8"><text:tab/>‚<text:span text:style-name="T17">A‘: Alarm (F,J und D entfallen, xxxxx&lt; ist ASCII-Text)</text:span></text:p>
      <text:p text:style-name="P8"><text:tab/>‚<text:span text:style-name="T4">U‘: Info (F,J und D entfallen, xxxxx&lt; ist UTF-8-Text)</text:span></text:p>
      <text:p text:style-name="P8"><text:tab/>‚<text:span text:style-name="T22">R</text:span>‘: <text:s/><text:span text:style-name="T21">Antwort ohne Fehler (response)</text:span></text:p>
      <text:p text:style-name="P9"><text:tab/>‚<text:span text:style-name="T22">r</text:span>‘: <text:span text:style-name="T21">Antwort mit Fehler (response)</text:span></text:p>
      <text:p text:style-name="P6"><text:tab/>‚<text:span text:style-name="T4">S‘: Standard</text:span></text:p>
      <text:p text:style-name="P27">F: Funktion</text:p>
      <text:p text:style-name="P28">A: Adresse</text:p>
      <text:p text:style-name="P12">J: Job</text:p>
      <text:p text:style-name="P2">D: Datentyp</text:p>
      <text:p text:style-name="P2"><text:tab/>‚<text:span text:style-name="T18">F‘:</text:span></text:p>
      <text:p text:style-name="P2"><text:tab/>‚?‘: <text:span text:style-name="T18">kein Parameter → dann auch kein Parameterendezeichen</text:span></text:p>
      <text:p text:style-name="P24">xxxxxxx&lt;: Parameter mit Parameterendezeichen. </text:p>
      <text:p text:style-name="P2"/>
      <text:p text:style-name="P13">Beispiel Broadcast Info-Text: <text:span text:style-name="T9">#</text:span><text:span text:style-name="T5">F</text:span><text:span text:style-name="T8">13BT1IText</text:span><text:span text:style-name="T11">&lt;</text:span><text:span text:style-name="T7">CCCC</text:span><text:span text:style-name="T9">\r\n---</text:span></text:p>
      <text:p text:style-name="P15"/>
      <text:p text:style-name="P15"/>
      <text:p text:style-name="P14"><text:span text:style-name="T7">L</text:span><text:span text:style-name="T5">eseroutine:</text:span></text:p>
      <text:p text:style-name="P16">Warte auf Zeichen</text:p>
      <text:p text:style-name="P16"><text:soft-page-break/>Wenn Zeichen „\“ dann weiter</text:p>
      <text:p text:style-name="P16"/>
      <text:p text:style-name="P2"/>
      <text:p text:style-name="P19">Idee: Wurde ein Knoten explizit angesprochen, so darf er bereits nach 2 Wartezeichen antworten, er braucht dann keine Collision-Detection</text:p>
      <text:p text:style-name="P19"/>
      <text:p text:style-name="P20"><text:span text:style-name="T16">#LL H </text:span><text:span text:style-name="T5">ZZ </text:span>QQ <text:span text:style-name="T4">K </text:span><text:span text:style-name="T5">F </text:span><text:span text:style-name="T10">A</text:span><text:span text:style-name="T5"> </text:span><text:span text:style-name="T6">J </text:span><text:span text:style-name="T5">D </text:span><text:span text:style-name="T1">x</text:span>xxxxxxxxx<text:span text:style-name="T15">&lt;</text:span><text:span text:style-name="T5">CCCC</text:span><text:span text:style-name="T9">\r\n---</text:span></text:p>
      <text:p text:style-name="P21">#1b D BR C1 S C 1 a F 137.257480&lt;2133</text:p>
      <text:p text:style-name="P21"/>
      <text:h text:style-name="Heading_20_2" text:outline-level="2">Anfragen über MQTT <text:span text:style-name="T19">an ein Cmulti-Device</text:span>: </text:h>
      <text:p text:style-name="P25">Quelle der Anfrage: Me</text:p>
      <text:p text:style-name="P25">Ziel der Anfrage: C1</text:p>
      <text:p text:style-name="P25">Funktion: P</text:p>
      <text:p text:style-name="P25">Adresse: 0</text:p>
      <text:p text:style-name="P25">Job: i</text:p>
      <text:p text:style-name="P25">Datentyp: ? (weil keine Parameter)</text:p>
      <text:p text:style-name="Standard"><text:span text:style-name="T20">Mqtt/Me/P/0/i/C1/?</text:span> </text:p>
      <text:p text:style-name="Standard"/>
      <text:p text:style-name="P25">Antwort ist dann:</text:p>
      <text:p text:style-name="P25">Adresse: <text:span text:style-name="T20">Cmulti/C1/P/0/i/Me/T</text:span></text:p>
      <text:p text:style-name="P25">Payload: <text:span text:style-name="T20">1784324-01</text:span></text:p>
      <text:p text:style-name="P22"/>
      <text:p text:style-name="P23"/>
      <text:h text:style-name="Heading_20_2" text:outline-level="2">LORA-Empfänger</text:h>
      <text:p text:style-name="P26"/>
      <text:h text:style-name="Heading_20_3" text:outline-level="3">RSSI-Information</text:h>
      <text:p text:style-name="P29">Quelle: Kennung des Empfangsknotens<text:line-break/>Ziel: Broadcast<text:line-break/>Funktion: ‚R‘<text:line-break/>Adresse: Kennung[0] des Sendeknotens<text:line-break/>Job: Kennung[1] des Sendeknotens<text:line-break/>Datentyp: S<text:line-break/>Daten: RSSI-Wert<text:line-break/></text:p>
      <text:h text:style-name="Heading_20_2" text:outline-level="2">LORA-Sender</text:h>
      <text:p text:style-name="P30">Quelle: Kennung des <text:span text:style-name="T23">Sende</text:span>knotens<text:line-break/>Ziel: Broadcast<text:line-break/>Funktion: ...<text:line-break/>Adresse: ...<text:line-break/>Job: ...<text:line-break/>Datentyp: S<text:line-break/>Daten: <text:span text:style-name="T23">Datenwer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21:58:12.189713870</meta:creation-date>
    <meta:editing-duration>PT14H55M7S</meta:editing-duration>
    <meta:editing-cycles>25</meta:editing-cycles>
    <meta:generator>LibreOffice/6.0.7.3$Linux_X86_64 LibreOffice_project/00m0$Build-3</meta:generator>
    <dc:date>2020-02-23T08:17:41.556422901</dc:date>
    <meta:print-date>2018-12-11T19:45:03.948530401</meta:print-date>
    <meta:document-statistic meta:table-count="0" meta:image-count="0" meta:object-count="0" meta:page-count="2" meta:paragraph-count="60" meta:word-count="255" meta:character-count="1837" meta:non-whitespace-character-count="1609"/>
  </office:meta>
</office:document-meta>
</file>